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settings.xml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9"/>
  <manifest:file-entry manifest:media-type="text/xml" manifest:full-path="styles.xml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size="12pt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5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7cm" svg:height="5cm" svg:x="7.35cm" svg:y="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7cm" svg:height="5cm" svg:x="13.7cm" svg:y="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7cm" svg:height="5cm" svg:x="1cm" svg:y="5.82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7cm" svg:height="5cm" svg:x="7.35cm" svg:y="5.826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7cm" svg:height="5cm" svg:x="13.7cm" svg:y="5.826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1" draw:text-style-name="P1" draw:layer="layout" svg:width="7cm" svg:height="5cm" svg:x="1cm" svg:y="10.652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1" draw:text-style-name="P1" draw:layer="layout" svg:width="7cm" svg:height="5cm" svg:x="7.35cm" svg:y="10.652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1" draw:text-style-name="P1" draw:layer="layout" svg:width="7cm" svg:height="5cm" svg:x="13.7cm" svg:y="10.652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1" draw:text-style-name="P1" draw:layer="layout" svg:width="7cm" svg:height="5cm" svg:x="7.35cm" svg:y="15.478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20T16:12:31</meta:creation-date>
    <dc:date>2016-10-20T16:15:42</dc:date>
    <dc:creator>Lu Ding</dc:creator>
    <meta:editing-duration>PT3M12S</meta:editing-duration>
    <meta:editing-cycles>1</meta:editing-cycles>
    <meta:document-statistic meta:object-count="10"/>
    <meta:generator>OpenOffice/4.1.3$Unix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6">
      <number:number number:decimal-places="4" number:min-integer-digits="1"/>
    </number:number-style>
    <number:number-style style:name="N8000" number:language="en" number:country="ZA">
      <number:number number:min-integer-digits="1"/>
    </number:number-style>
    <number:number-style style:name="N8071" number:language="en" number:country="ZA">
      <number:fraction number:min-integer-digits="0" number:min-numerator-digits="2" number:min-denominator-digits="2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8071">
      <style:chart-properties chart:display-label="true" chart:tick-marks-major-inner="true" chart:tick-marks-major-outer="true" chart:tick-marks-minor-inner="false" chart:tick-marks-minor-outer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8000">
      <style:chart-properties chart:display-label="true" chart:logarithmic="false" chart:maximum="-300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6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5.001cm" xlink:href="." xlink:type="simple" chart:class="chart:scatter" chart:style-name="ch1">
        <chart:legend chart:legend-position="bottom" svg:x="1.061cm" svg:y="4.222cm" style:legend-expansion="wide" chart:style-name="ch2"/>
        <chart:plot-area chart:style-name="ch3" chart:data-source-has-labels="both" svg:x="0.59cm" svg:y="0.535cm" svg:width="6.131cm" svg:height="3.167cm">
          <chartooo:coordinate-region svg:x="1.489cm" svg:y="0.732cm" svg:width="4.826cm" svg:height="2.327cm"/>
          <chart:axis chart:dimension="x" chart:name="primary-x" chart:style-name="ch4" chartooo:axis-type="auto">
            <chart:categories table:cell-range-address="local-table.$A$2:.$A$13"/>
          </chart:axis>
          <chart:axis chart:dimension="y" chart:name="primary-y" chart:style-name="ch5"/>
          <chart:series chart:style-name="ch6" chart:values-cell-range-address="local-table.$C$2:.$C$13" chart:label-cell-address="local-table.$C$1" chart:class="chart:scatter">
            <chart:domain table:cell-range-address="local-table.$B$2:.$B$13"/>
            <chart:regression-curve chart:style-name="ch7">
              <chart:equation chart:display-r-square="true" svg:x="1.489cm" svg:y="0.751cm" chart:style-name="ch8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-0.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-321.849650857883">
                <text:p>-321.849650857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-333.012442174293">
                <text:p>-333.012442174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-341.544149669825">
                <text:p>-341.544149669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-347.454143681924">
                <text:p>-347.454143681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-350.857626906168">
                <text:p>-350.857626906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-354.568383525863">
                <text:p>-354.5683835258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-357.006258662965">
                <text:p>-357.006258662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-358.99496775401">
                <text:p>-358.994967754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-361.137651304238">
                <text:p>-361.137651304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-362.891258509781">
                <text:p>-362.891258509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-364.161345510855">
                <text:p>-364.161345510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6">
      <number:number number:decimal-places="4" number:min-integer-digits="1"/>
    </number:number-style>
    <number:number-style style:name="N8000" number:language="en" number:country="ZA">
      <number:number number:min-integer-digits="1"/>
    </number:number-style>
    <number:number-style style:name="N8071" number:language="en" number:country="ZA">
      <number:fraction number:min-integer-digits="0" number:min-numerator-digits="2" number:min-denominator-digits="2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8071">
      <style:chart-properties chart:display-label="true" chart:tick-marks-major-inner="true" chart:tick-marks-major-outer="true" chart:tick-marks-minor-inner="false" chart:tick-marks-minor-outer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8000">
      <style:chart-properties chart:display-label="true" chart:logarithmic="false" chart:minimum="-270" chart:maximum="-170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6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5.001cm" xlink:href="." xlink:type="simple" chart:class="chart:scatter" chart:style-name="ch1">
        <chart:legend chart:legend-position="bottom" svg:x="1.43cm" svg:y="4.222cm" style:legend-expansion="wide" chart:style-name="ch2"/>
        <chart:plot-area chart:style-name="ch3" chart:data-source-has-labels="both" svg:x="0.59cm" svg:y="0.535cm" svg:width="6.131cm" svg:height="3.167cm">
          <chartooo:coordinate-region svg:x="1.489cm" svg:y="0.539cm" svg:width="4.826cm" svg:height="2.521cm"/>
          <chart:axis chart:dimension="x" chart:name="primary-x" chart:style-name="ch4" chartooo:axis-type="auto">
            <chart:categories table:cell-range-address="local-table.$A$2:.$A$13"/>
          </chart:axis>
          <chart:axis chart:dimension="y" chart:name="primary-y" chart:style-name="ch5"/>
          <chart:series chart:style-name="ch6" chart:values-cell-range-address="local-table.$L$2:.$L$13" chart:label-cell-address="local-table.$L$1" chart:class="chart:scatter">
            <chart:domain table:cell-range-address="local-table.$B$2:.$B$13"/>
            <chart:regression-curve chart:style-name="ch7">
              <chart:equation chart:display-r-square="true" svg:x="1.489cm" svg:y="0.549cm" chart:style-name="ch8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0.01432008387">
                <text:p>-200.01432008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6.420087862759">
                <text:p>-216.420087862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8.35187954775">
                <text:p>-228.35187954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7.384892919377">
                <text:p>-237.384892919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3.247201399875">
                <text:p>-243.247201399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8.828455562025">
                <text:p>-248.828455562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52.875806114921">
                <text:p>-252.8758061149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56.185677316309">
                <text:p>-256.185677316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59.26287126414">
                <text:p>-259.26287126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2.049238654941">
                <text:p>-262.0492386549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4.086599372625">
                <text:p>-264.0865993726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6">
      <number:number number:decimal-places="4" number:min-integer-digits="1"/>
    </number:number-style>
    <number:number-style style:name="N8000" number:language="en" number:country="ZA">
      <number:number number:min-integer-digits="1"/>
    </number:number-style>
    <number:number-style style:name="N8071" number:language="en" number:country="ZA">
      <number:fraction number:min-integer-digits="0" number:min-numerator-digits="2" number:min-denominator-digits="2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8071">
      <style:chart-properties chart:display-label="true" chart:tick-marks-major-inner="true" chart:tick-marks-major-outer="true" chart:tick-marks-minor-inner="false" chart:tick-marks-minor-outer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8000">
      <style:chart-properties chart:display-label="true" chart:logarithmic="false" chart:minimum="-210" chart:maximum="-150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6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5.001cm" xlink:href="." xlink:type="simple" chart:class="chart:scatter" chart:style-name="ch1">
        <chart:legend chart:legend-position="bottom" svg:x="1.061cm" svg:y="4.222cm" style:legend-expansion="wide" chart:style-name="ch2"/>
        <chart:plot-area chart:style-name="ch3" chart:data-source-has-labels="both" svg:x="0.59cm" svg:y="0.535cm" svg:width="6.131cm" svg:height="3.167cm">
          <chartooo:coordinate-region svg:x="1.489cm" svg:y="0.733cm" svg:width="4.826cm" svg:height="2.327cm"/>
          <chart:axis chart:dimension="x" chart:name="primary-x" chart:style-name="ch4" chartooo:axis-type="auto">
            <chart:categories table:cell-range-address="local-table.$A$2:.$A$13"/>
          </chart:axis>
          <chart:axis chart:dimension="y" chart:name="primary-y" chart:style-name="ch5"/>
          <chart:series chart:style-name="ch6" chart:values-cell-range-address="local-table.$D$2:.$D$13" chart:label-cell-address="local-table.$D$1" chart:class="chart:scatter">
            <chart:domain table:cell-range-address="local-table.$B$2:.$B$13"/>
            <chart:regression-curve chart:style-name="ch7">
              <chart:equation chart:display-r-square="true" svg:x="1.488cm" svg:y="0.736cm" chart:style-name="ch8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-0.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-173.643995388571">
                <text:p>-173.64399538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-180.288997743385">
                <text:p>-180.288997743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-185.078007829306">
                <text:p>-185.078007829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-188.241440186812">
                <text:p>-188.241440186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-190.247191180289">
                <text:p>-190.247191180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-192.284691605436">
                <text:p>-192.284691605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-193.696321562228">
                <text:p>-193.6963215622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-194.846334271656">
                <text:p>-194.846334271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NaN">
                <text:p>NaN</text:p>
              </table:table-cell>
              <table:table-cell office:value-type="float" office:value="-196.060278073013">
                <text:p>-196.060278073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NaN">
                <text:p>NaN</text:p>
              </table:table-cell>
              <table:table-cell office:value-type="float" office:value="-197.036900592989">
                <text:p>-197.036900592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-197.777937026396">
                <text:p>-197.7779370263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6">
      <number:number number:decimal-places="4" number:min-integer-digits="1"/>
    </number:number-style>
    <number:number-style style:name="N8000" number:language="en" number:country="ZA">
      <number:number number:min-integer-digits="1"/>
    </number:number-style>
    <number:number-style style:name="N8071" number:language="en" number:country="ZA">
      <number:fraction number:min-integer-digits="0" number:min-numerator-digits="2" number:min-denominator-digits="2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8071">
      <style:chart-properties chart:display-label="true" chart:tick-marks-major-inner="true" chart:tick-marks-major-outer="true" chart:tick-marks-minor-inner="false" chart:tick-marks-minor-outer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8000">
      <style:chart-properties chart:display-label="true" chart:logarithmic="false" chart:minimum="-80" chart:maximum="-65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6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5.001cm" xlink:href="." xlink:type="simple" chart:class="chart:scatter" chart:style-name="ch1">
        <chart:legend chart:legend-position="bottom" svg:x="1.061cm" svg:y="4.222cm" style:legend-expansion="wide" chart:style-name="ch2"/>
        <chart:plot-area chart:style-name="ch3" chart:data-source-has-labels="both" svg:x="0.59cm" svg:y="0.535cm" svg:width="6.131cm" svg:height="3.167cm">
          <chartooo:coordinate-region svg:x="1.303cm" svg:y="0.732cm" svg:width="5.012cm" svg:height="2.327cm"/>
          <chart:axis chart:dimension="x" chart:name="primary-x" chart:style-name="ch4" chartooo:axis-type="auto">
            <chart:categories table:cell-range-address="local-table.$A$2:.$A$13"/>
          </chart:axis>
          <chart:axis chart:dimension="y" chart:name="primary-y" chart:style-name="ch5"/>
          <chart:series chart:style-name="ch6" chart:values-cell-range-address="local-table.$E$2:.$E$13" chart:label-cell-address="local-table.$E$1" chart:class="chart:scatter">
            <chart:domain table:cell-range-address="local-table.$B$2:.$B$13"/>
            <chart:regression-curve chart:style-name="ch7">
              <chart:equation chart:display-r-square="true" svg:x="1.487cm" svg:y="0.739cm" chart:style-name="ch8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-0.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8.0934282030515">
                <text:p>-68.0934282030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1.4764930956084">
                <text:p>-71.4764930956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3.6891252634809">
                <text:p>-73.6891252634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4.9531382794062">
                <text:p>-74.9531382794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5.8898902893719">
                <text:p>-75.8898902893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6.7629607990354">
                <text:p>-76.7629607990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7.4188129110455">
                <text:p>-77.4188129110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7.9354206312823">
                <text:p>-77.9354206312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8.5017255206639">
                <text:p>-78.5017255206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8.9217738584921">
                <text:p>-78.9217738584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9.2776733979508">
                <text:p>-79.27767339795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6">
      <number:number number:decimal-places="4" number:min-integer-digits="1"/>
    </number:number-style>
    <number:number-style style:name="N8000" number:language="en" number:country="ZA">
      <number:number number:min-integer-digits="1"/>
    </number:number-style>
    <number:number-style style:name="N8071" number:language="en" number:country="ZA">
      <number:fraction number:min-integer-digits="0" number:min-numerator-digits="2" number:min-denominator-digits="2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8071">
      <style:chart-properties chart:display-label="true" chart:tick-marks-major-inner="true" chart:tick-marks-major-outer="true" chart:tick-marks-minor-inner="false" chart:tick-marks-minor-outer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800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6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5.001cm" xlink:href="." xlink:type="simple" chart:class="chart:scatter" chart:style-name="ch1">
        <chart:legend chart:legend-position="bottom" svg:x="1.061cm" svg:y="4.222cm" style:legend-expansion="wide" chart:style-name="ch2"/>
        <chart:plot-area chart:style-name="ch3" chart:data-source-has-labels="both" svg:x="0.59cm" svg:y="0.535cm" svg:width="6.131cm" svg:height="3.167cm">
          <chartooo:coordinate-region svg:x="1.141cm" svg:y="0.732cm" svg:width="5.174cm" svg:height="2.327cm"/>
          <chart:axis chart:dimension="x" chart:name="primary-x" chart:style-name="ch4" chartooo:axis-type="auto">
            <chart:categories table:cell-range-address="local-table.$A$2:.$A$13"/>
          </chart:axis>
          <chart:axis chart:dimension="y" chart:name="primary-y" chart:style-name="ch5"/>
          <chart:series chart:style-name="ch6" chart:values-cell-range-address="local-table.$F$2:.$F$13" chart:label-cell-address="local-table.$F$1" chart:class="chart:scatter">
            <chart:domain table:cell-range-address="local-table.$B$2:.$B$13"/>
            <chart:regression-curve chart:style-name="ch7">
              <chart:equation chart:display-r-square="true" svg:x="1.141cm" svg:y="0.731cm" chart:style-name="ch8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-0.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8069689855108">
                <text:p>-1.98069689855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7058162952111">
                <text:p>-3.37058162952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8987442324498">
                <text:p>-4.08987442324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7096411326499">
                <text:p>-4.27096411326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2592661274547">
                <text:p>-4.52592661274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1758687039102">
                <text:p>-4.71758687039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0283782786387">
                <text:p>-4.90283782786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2484664456423">
                <text:p>-5.02484664456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589082320446">
                <text:p>-5.20589082320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9366250749123">
                <text:p>-5.29366250749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1040319304049">
                <text:p>-5.410403193040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6">
      <number:number number:decimal-places="4" number:min-integer-digits="1"/>
    </number:number-style>
    <number:number-style style:name="N8000" number:language="en" number:country="ZA">
      <number:number number:min-integer-digits="1"/>
    </number:number-style>
    <number:number-style style:name="N8071" number:language="en" number:country="ZA">
      <number:fraction number:min-integer-digits="0" number:min-numerator-digits="2" number:min-denominator-digits="2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8071">
      <style:chart-properties chart:display-label="true" chart:tick-marks-major-inner="true" chart:tick-marks-major-outer="true" chart:tick-marks-minor-inner="false" chart:tick-marks-minor-outer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8000">
      <style:chart-properties chart:display-label="true" chart:logarithmic="false" chart:minimum="27" chart:maximum="29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6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5.001cm" xlink:href="." xlink:type="simple" chart:class="chart:scatter" chart:style-name="ch1">
        <chart:legend chart:legend-position="bottom" svg:x="1.43cm" svg:y="4.222cm" style:legend-expansion="wide" chart:style-name="ch2"/>
        <chart:plot-area chart:style-name="ch3" chart:data-source-has-labels="both" svg:x="0.59cm" svg:y="0.535cm" svg:width="6.131cm" svg:height="3.167cm">
          <chartooo:coordinate-region svg:x="1.464cm" svg:y="0.732cm" svg:width="4.851cm" svg:height="2.327cm"/>
          <chart:axis chart:dimension="x" chart:name="primary-x" chart:style-name="ch4" chartooo:axis-type="auto">
            <chart:categories table:cell-range-address="local-table.$A$2:.$A$13"/>
          </chart:axis>
          <chart:axis chart:dimension="y" chart:name="primary-y" chart:style-name="ch5"/>
          <chart:series chart:style-name="ch6" chart:values-cell-range-address="local-table.$G$2:.$G$13" chart:label-cell-address="local-table.$G$1" chart:class="chart:scatter">
            <chart:domain table:cell-range-address="local-table.$B$2:.$B$13"/>
            <chart:regression-curve chart:style-name="ch7">
              <chart:equation chart:display-r-square="true" svg:x="1.464cm" svg:y="0.743cm" chart:style-name="ch8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3750653574716">
                <text:p>28.3750653574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971903220167">
                <text:p>27.6971903220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4627005264288">
                <text:p>27.4627005264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59743533767">
                <text:p>27.59743533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591565051215">
                <text:p>27.591565051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121636809584">
                <text:p>27.6121636809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5959161081822">
                <text:p>27.5959161081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081786525394">
                <text:p>27.6081786525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5597582574085">
                <text:p>27.5597582574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5783158122057">
                <text:p>27.5783158122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5505336661274">
                <text:p>27.55053366612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6">
      <number:number number:decimal-places="4" number:min-integer-digits="1"/>
    </number:number-style>
    <number:number-style style:name="N8000" number:language="en" number:country="ZA">
      <number:number number:min-integer-digits="1"/>
    </number:number-style>
    <number:number-style style:name="N8071" number:language="en" number:country="ZA">
      <number:fraction number:min-integer-digits="0" number:min-numerator-digits="2" number:min-denominator-digits="2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8071">
      <style:chart-properties chart:display-label="true" chart:tick-marks-major-inner="true" chart:tick-marks-major-outer="true" chart:tick-marks-minor-inner="false" chart:tick-marks-minor-outer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8000">
      <style:chart-properties chart:display-label="true" chart:logarithmic="false" chart:minimum="25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6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5.001cm" xlink:href="." xlink:type="simple" chart:class="chart:scatter" chart:style-name="ch1">
        <chart:legend chart:legend-position="bottom" svg:x="1.176cm" svg:y="4.222cm" style:legend-expansion="wide" chart:style-name="ch2"/>
        <chart:plot-area chart:style-name="ch3" chart:data-source-has-labels="both" svg:x="0.59cm" svg:y="0.535cm" svg:width="6.131cm" svg:height="3.167cm">
          <chartooo:coordinate-region svg:x="1.187cm" svg:y="0.732cm" svg:width="5.128cm" svg:height="2.327cm"/>
          <chart:axis chart:dimension="x" chart:name="primary-x" chart:style-name="ch4" chartooo:axis-type="auto">
            <chart:categories table:cell-range-address="local-table.$A$2:.$A$13"/>
          </chart:axis>
          <chart:axis chart:dimension="y" chart:name="primary-y" chart:style-name="ch5"/>
          <chart:series chart:style-name="ch6" chart:values-cell-range-address="local-table.$H$2:.$H$13" chart:label-cell-address="local-table.$H$1" chart:class="chart:scatter">
            <chart:domain table:cell-range-address="local-table.$B$2:.$B$13"/>
            <chart:regression-curve chart:style-name="ch7">
              <chart:equation chart:display-r-square="true" svg:x="1.188cm" svg:y="0.729cm" chart:style-name="ch8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.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4301882609642">
                <text:p>28.4301882609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1780046344848">
                <text:p>27.1780046344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702433395516">
                <text:p>26.4702433395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1911279125485">
                <text:p>26.1911279125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9710506610826">
                <text:p>25.9710506610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495309316223">
                <text:p>25.7495309316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5872542068858">
                <text:p>25.5872542068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4623427773388">
                <text:p>25.4623427773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2975077969228">
                <text:p>25.2975077969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1986569846665">
                <text:p>25.1986569846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1021029787199">
                <text:p>25.10210297871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6">
      <number:number number:decimal-places="4" number:min-integer-digits="1"/>
    </number:number-style>
    <number:number-style style:name="N8000" number:language="en" number:country="ZA">
      <number:number number:min-integer-digits="1"/>
    </number:number-style>
    <number:number-style style:name="N8071" number:language="en" number:country="ZA">
      <number:fraction number:min-integer-digits="0" number:min-numerator-digits="2" number:min-denominator-digits="2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8071">
      <style:chart-properties chart:display-label="true" chart:tick-marks-major-inner="true" chart:tick-marks-major-outer="true" chart:tick-marks-minor-inner="false" chart:tick-marks-minor-outer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800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6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5.001cm" xlink:href="." xlink:type="simple" chart:class="chart:scatter" chart:style-name="ch1">
        <chart:legend chart:legend-position="bottom" svg:x="1.176cm" svg:y="4.222cm" style:legend-expansion="wide" chart:style-name="ch2"/>
        <chart:plot-area chart:style-name="ch3" chart:data-source-has-labels="both" svg:x="0.59cm" svg:y="0.535cm" svg:width="6.131cm" svg:height="3.167cm">
          <chartooo:coordinate-region svg:x="1.303cm" svg:y="0.732cm" svg:width="5.012cm" svg:height="2.327cm"/>
          <chart:axis chart:dimension="x" chart:name="primary-x" chart:style-name="ch4" chartooo:axis-type="auto">
            <chart:categories table:cell-range-address="local-table.$A$2:.$A$13"/>
          </chart:axis>
          <chart:axis chart:dimension="y" chart:name="primary-y" chart:style-name="ch5"/>
          <chart:series chart:style-name="ch6" chart:values-cell-range-address="local-table.$I$2:.$I$13" chart:label-cell-address="local-table.$I$1" chart:class="chart:scatter">
            <chart:domain table:cell-range-address="local-table.$B$2:.$B$13"/>
            <chart:regression-curve chart:style-name="ch7">
              <chart:equation chart:display-r-square="true" svg:x="1.303cm" svg:y="0.745cm" chart:style-name="ch8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.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417117169967">
                <text:p>3.33417117169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89273207748">
                <text:p>0.220892732077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9650200891001">
                <text:p>-1.89650200891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0210350559344">
                <text:p>-3.30210350559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130393001706">
                <text:p>-4.2130393001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046046502617">
                <text:p>-5.12046046502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5355217604758">
                <text:p>-5.75355217604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854534035511">
                <text:p>-6.2854534035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1281602053552">
                <text:p>-6.81281602053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5181891814281">
                <text:p>-7.25181891814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8094007068767">
                <text:p>-7.580940070687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6">
      <number:number number:decimal-places="4" number:min-integer-digits="1"/>
    </number:number-style>
    <number:number-style style:name="N8000" number:language="en" number:country="ZA">
      <number:number number:min-integer-digits="1"/>
    </number:number-style>
    <number:number-style style:name="N8071" number:language="en" number:country="ZA">
      <number:fraction number:min-integer-digits="0" number:min-numerator-digits="2" number:min-denominator-digits="2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8071">
      <style:chart-properties chart:display-label="true" chart:tick-marks-major-inner="true" chart:tick-marks-major-outer="true" chart:tick-marks-minor-inner="false" chart:tick-marks-minor-outer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8000">
      <style:chart-properties chart:display-label="true" chart:logarithmic="false" chart:minimum="-70" chart:maximum="-40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6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5.001cm" xlink:href="." xlink:type="simple" chart:class="chart:scatter" chart:style-name="ch1">
        <chart:legend chart:legend-position="bottom" svg:x="1.176cm" svg:y="4.222cm" style:legend-expansion="wide" chart:style-name="ch2"/>
        <chart:plot-area chart:style-name="ch3" chart:data-source-has-labels="both" svg:x="0.59cm" svg:y="0.535cm" svg:width="6.131cm" svg:height="3.167cm">
          <chartooo:coordinate-region svg:x="1.303cm" svg:y="0.732cm" svg:width="5.012cm" svg:height="2.327cm"/>
          <chart:axis chart:dimension="x" chart:name="primary-x" chart:style-name="ch4" chartooo:axis-type="auto">
            <chart:categories table:cell-range-address="local-table.$A$2:.$A$13"/>
          </chart:axis>
          <chart:axis chart:dimension="y" chart:name="primary-y" chart:style-name="ch5"/>
          <chart:series chart:style-name="ch6" chart:values-cell-range-address="local-table.$J$2:.$J$13" chart:label-cell-address="local-table.$J$1" chart:class="chart:scatter">
            <chart:domain table:cell-range-address="local-table.$B$2:.$B$13"/>
            <chart:regression-curve chart:style-name="ch7">
              <chart:equation chart:display-r-square="true" svg:x="1.303cm" svg:y="0.731cm" chart:style-name="ch8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.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3.8894755247522">
                <text:p>-43.8894755247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0.1489053459174">
                <text:p>-50.1489053459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4.6069640560137">
                <text:p>-54.6069640560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7.8468808370936">
                <text:p>-57.8468808370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9.9290851330668">
                <text:p>-59.92908513306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1.9606494224188">
                <text:p>-61.9606494224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3.395904609913">
                <text:p>-63.3959046099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4.5980620997193">
                <text:p>-64.5980620997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5.7320615825021">
                <text:p>-65.73206158250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6.7333603558575">
                <text:p>-66.7333603558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7.4622280514732">
                <text:p>-67.46222805147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6">
      <number:number number:decimal-places="4" number:min-integer-digits="1"/>
    </number:number-style>
    <number:number-style style:name="N8000" number:language="en" number:country="ZA">
      <number:number number:min-integer-digits="1"/>
    </number:number-style>
    <number:number-style style:name="N8071" number:language="en" number:country="ZA">
      <number:fraction number:min-integer-digits="0" number:min-numerator-digits="2" number:min-denominator-digits="2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8071">
      <style:chart-properties chart:display-label="true" chart:tick-marks-major-inner="true" chart:tick-marks-major-outer="true" chart:tick-marks-minor-inner="false" chart:tick-marks-minor-outer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8000">
      <style:chart-properties chart:display-label="true" chart:logarithmic="false" chart:minimum="-155" chart:maximum="-100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800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6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5.001cm" xlink:href="." xlink:type="simple" chart:class="chart:scatter" chart:style-name="ch1">
        <chart:legend chart:legend-position="bottom" svg:x="1.176cm" svg:y="4.222cm" style:legend-expansion="wide" chart:style-name="ch2"/>
        <chart:plot-area chart:style-name="ch3" chart:data-source-has-labels="both" svg:x="0.59cm" svg:y="0.535cm" svg:width="6.131cm" svg:height="3.167cm">
          <chartooo:coordinate-region svg:x="1.489cm" svg:y="0.732cm" svg:width="4.826cm" svg:height="2.327cm"/>
          <chart:axis chart:dimension="x" chart:name="primary-x" chart:style-name="ch4" chartooo:axis-type="auto">
            <chart:categories table:cell-range-address="local-table.$A$2:.$A$13"/>
          </chart:axis>
          <chart:axis chart:dimension="y" chart:name="primary-y" chart:style-name="ch5"/>
          <chart:series chart:style-name="ch6" chart:values-cell-range-address="local-table.$K$2:.$K$13" chart:label-cell-address="local-table.$K$1" chart:class="chart:scatter">
            <chart:domain table:cell-range-address="local-table.$B$2:.$B$13"/>
            <chart:regression-curve chart:style-name="ch7">
              <chart:equation chart:display-r-square="true" svg:x="1.489cm" svg:y="0.72cm" chart:style-name="ch8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.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1.841419963179">
                <text:p>-111.841419963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2.531248760923">
                <text:p>-122.531248760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0.260824386829">
                <text:p>-130.260824386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6.043443227075">
                <text:p>-136.043443227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9.77683822053">
                <text:p>-139.77683822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3.367348197893">
                <text:p>-143.3673481978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5.939920904474">
                <text:p>-145.939920904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8.069575470174">
                <text:p>-148.069575470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0.053745526059">
                <text:p>-150.053745526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8571428571429">
                <text:p>0.017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1.837913103395">
                <text:p>-151.837913103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3.135803187907">
                <text:p>-153.13580318790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